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66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0pt" style:font-size-asian="10pt" style:font-size-complex="10pt"/>
    </style:style>
    <style:style style:name="P3" style:family="paragraph">
      <style:text-properties style:font-name="DejaVu Sans Mono1"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DejaVu Sans Mono1" fo:font-size="10pt" fo:language="en" fo:country="US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DejaVu Sans Mono1"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412cm" svg:x="5.723cm" svg:y="2.398cm">
          <text:p text:style-name="P1"><text:span text:style-name="T1">urn:isbn:006251587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059cm" svg:y1="4.457cm" svg:x2="11.624cm" svg:y2="6.105cm" draw:start-shape="id1" draw:start-glue-point="9" draw:end-shape="id2" draw:end-glue-point="5" svg:d="M10059 4457l1565 1648" svg:viewBox="0 0 1566 1649">
          <text:p/>
        </draw:connector>
        <draw:custom-shape draw:style-name="gr1" draw:text-style-name="P2" xml:id="id2" draw:id="id2" draw:layer="layout" svg:width="8.212cm" svg:height="1.994cm" svg:x="10.422cm" svg:y="5.813cm">
          <text:p text:style-name="P1"><text:span text:style-name="T2">http://www.w3.org/People/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94cm" svg:height="0.816cm" svg:x="10.777cm" svg:y="4.771cm">
          <draw:text-box>
            <text:p><text:span text:style-name="T3">dc:</text:span><text:span text:style-name="T1">creator</text:span></text:p>
          </draw:text-box>
        </draw:frame>
        <draw:connector draw:style-name="gr2" draw:text-style-name="P1" draw:layer="layout" draw:type="line" svg:x1="6.467cm" svg:y1="4.457cm" svg:x2="4.176cm" svg:y2="6.528cm" draw:start-shape="id1" draw:start-glue-point="7" draw:end-shape="id3" draw:end-glue-point="0" svg:d="M6467 4457l-2291 2071" svg:viewBox="0 0 2292 2072">
          <text:p/>
        </draw:connector>
        <draw:frame draw:style-name="gr4" draw:text-style-name="P3" draw:layer="layout" svg:width="2.994cm" svg:height="0.758cm" svg:x="3.404cm" svg:y="4.867cm">
          <draw:text-box>
            <text:p><text:span text:style-name="T1">dc:title</text:span></text:p>
          </draw:text-box>
        </draw:frame>
        <draw:custom-shape draw:style-name="gr1" draw:text-style-name="P4" xml:id="id3" draw:id="id3" draw:layer="layout" svg:width="3.302cm" svg:height="1.135cm" svg:x="2.525cm" svg:y="6.528cm">
          <text:p text:style-name="P1"><text:span text:style-name="T4">Weaving the We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637cm" svg:height="5.843cm" draw:transform="skewX (-0.00244346095279206) rotate (-0.00244346095279215) translate (2.332cm 2.12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07T17:36:14.147443518</meta:creation-date>
    <dc:date>2015-12-07T20:14:28.933272645</dc:date>
    <dc:creator>Salah Eddine</dc:creator>
    <meta:editing-duration>PT2H7M10S</meta:editing-duration>
    <meta:editing-cycles>12</meta:editing-cycles>
    <meta:generator>LibreOffice/4.2.8.2$Linux_X86_64 LibreOffice_project/420m0$Build-2</meta:generator>
    <meta:document-statistic meta:object-count="8"/>
  </office:meta>
</office:document-meta>
</file>